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28" style:family="table-cell" style:parent-style-name="Default">
      <style:table-cell-properties fo:background-color="#ffe994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4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none"/>
    </style:style>
    <style:style style:name="ce46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0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2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  <table:table-cell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  <table:table-cell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  <table:table-cell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24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  <table:table-cell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style-name="ce21"/>
          <table:table-cell table:number-columns-repeated="3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4" office:value-type="string" calcext:value-type="string">
            <text:p>Lab 6</text:p>
          </table:table-cell>
          <table:table-cell table:style-name="ce50"/>
          <table:table-cell table:style-name="ce5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24"/>
          <table:table-cell/>
          <table:table-cell table:style-name="ce45" office:value-type="string" calcext:value-type="string">
            <text:p>MENU</text:p>
          </table:table-cell>
          <table:table-cell office:value-type="string" calcext:value-type="string">
            <text:p>Despliegue del menú en ciclo</text:p>
          </table:table-cell>
          <table:table-cell table:style-name="ce5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6"/>
          <table:table-cell table:style-name="ce45"/>
          <table:table-cell office:value-type="string" calcext:value-type="string">
            <text:p>manejo de los valores de entrada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5"/>
          <table:table-cell/>
          <table:table-cell table:style-name="ce53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5" office:value-type="string" calcext:value-type="string">
            <text:p>TRIANGULO</text:p>
          </table:table-cell>
          <table:table-cell office:value-type="string" calcext:value-type="string">
            <text:p>definición y llamado del método</text:p>
          </table:table-cell>
          <table:table-cell table:style-name="ce53"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6"/>
          <table:table-cell office:value-type="string" calcext:value-type="string">
            <text:p>manejo datos de entrada, salida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5"/>
          <table:table-cell office:value-type="string" calcext:value-type="string">
            <text:p>clasificación correcta del triangulo</text:p>
          </table:table-cell>
          <table:table-cell table:style-name="ce53" office:value-type="float" office:value="16" calcext:value-type="float">
            <text:p>16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5"/>
          <table:table-cell/>
          <table:table-cell table:style-name="ce53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style-name="ce32"/>
          <table:table-cell/>
          <table:table-cell table:style-name="ce45" office:value-type="string" calcext:value-type="string">
            <text:p>POTENCIA</text:p>
          </table:table-cell>
          <table:table-cell office:value-type="string" calcext:value-type="string">
            <text:p>definición y llamado del método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22" office:value-type="string" calcext:value-type="string">
            <text:p>Hernández</text:p>
          </table:table-cell>
          <table:table-cell table:style-name="ce22" office:value-type="string" calcext:value-type="string">
            <text:p>Richmond</text:p>
          </table:table-cell>
          <table:table-cell table:style-name="ce22" office:value-type="string" calcext:value-type="string">
            <text:p>Guisselle Vanessa</text:p>
          </table:table-cell>
          <table:table-cell table:style-name="ce28" table:number-columns-repeated="4"/>
          <table:table-cell table:style-name="ce33"/>
          <table:table-cell office:value-type="string" calcext:value-type="string">
            <text:p>.</text:p>
          </table:table-cell>
          <table:table-cell table:style-name="ce45"/>
          <table:table-cell office:value-type="string" calcext:value-type="string">
            <text:p>manejo datos de entrada, salida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5"/>
          <table:table-cell office:value-type="string" calcext:value-type="string">
            <text:p>cálculo correcto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5"/>
          <table:table-cell/>
          <table:table-cell table:style-name="ce53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5"/>
          <table:table-cell office:value-type="string" calcext:value-type="string">
            <text:p>buenas prácticas de programación</text:p>
          </table:table-cell>
          <table:table-cell table:style-name="ce53" office:value-type="float" office:value="15" calcext:value-type="float">
            <text:p>15</text:p>
          </table:table-cell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7"/>
          <table:table-cell table:style-name="ce51" office:value-type="string" calcext:value-type="string">
            <text:p>TOTAL</text:p>
          </table:table-cell>
          <table:table-cell table:style-name="ce54" table:formula="of:=SUM([.L8];[.L9];[.L11];[.L12];[.L13];[.L15];[.L16];[.L17];[.L1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6:59:12.4737354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20T17:20:11.251928386</dc:date>
    <meta:editing-duration>PT4H53M23S</meta:editing-duration>
    <meta:editing-cycles>9</meta:editing-cycles>
    <meta:generator>LibreOffice/6.4.4.2$Linux_X86_64 LibreOffice_project/40$Build-2</meta:generator>
    <meta:document-statistic meta:table-count="1" meta:cell-count="169" meta:object-count="0"/>
  </office:meta>
</office:document-meta>
</file>